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2a7" officeooo:paragraph-rsid="001b02a7"/>
    </style:style>
    <style:style style:name="T1" style:family="text">
      <style:text-properties officeooo:rsid="001b02a7"/>
    </style:style>
    <style:style style:name="T2" style:family="text">
      <style:text-properties officeooo:rsid="0027f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use ass2;</text:p>
      <text:p text:style-name="Standard">Database changed</text:p>
      <text:p text:style-name="Standard">mysql&gt; -- Create employee table</text:p>
      <text:p text:style-name="Standard">mysql&gt; CREATE TABLE employee (</text:p>
      <text:p text:style-name="Standard"><text:s text:c="4"/>-&gt; <text:s text:c="4"/>e_id INT PRIMARY KEY,</text:p>
      <text:p text:style-name="Standard"><text:s text:c="4"/>-&gt; <text:s text:c="4"/>name VARCHAR(100),</text:p>
      <text:p text:style-name="Standard"><text:s text:c="4"/>-&gt; <text:s text:c="4"/>street VARCHAR(100),</text:p>
      <text:p text:style-name="Standard"><text:s text:c="4"/>-&gt; <text:s text:c="4"/>city VARCHAR(50)</text:p>
      <text:p text:style-name="Standard"><text:s text:c="4"/>-&gt; );</text:p>
      <text:p text:style-name="Standard">Query OK, 0 rows affected (0.45 sec)</text:p>
      <text:p text:style-name="Standard"/>
      <text:p text:style-name="Standard">mysql&gt; </text:p>
      <text:p text:style-name="Standard">mysql&gt; -- Create company table</text:p>
      <text:p text:style-name="Standard">mysql&gt; CREATE TABLE company (</text:p>
      <text:p text:style-name="Standard"><text:s text:c="4"/>-&gt; <text:s text:c="4"/>company_name VARCHAR(100) PRIMARY KEY,</text:p>
      <text:p text:style-name="Standard"><text:s text:c="4"/>-&gt; <text:s text:c="4"/>city VARCHAR(50)</text:p>
      <text:p text:style-name="Standard"><text:s text:c="4"/>-&gt; );</text:p>
      <text:p text:style-name="Standard">Query OK, 0 rows affected (0.40 sec)</text:p>
      <text:p text:style-name="Standard"/>
      <text:p text:style-name="Standard">mysql&gt; </text:p>
      <text:p text:style-name="Standard">mysql&gt; -- Create works table</text:p>
      <text:p text:style-name="Standard">mysql&gt; CREATE TABLE works (</text:p>
      <text:p text:style-name="Standard"><text:s text:c="4"/>-&gt; <text:s text:c="4"/>e_id INT,</text:p>
      <text:p text:style-name="Standard"><text:s text:c="4"/>-&gt; <text:s text:c="4"/>company_name VARCHAR(100),</text:p>
      <text:p text:style-name="Standard"><text:s text:c="4"/>-&gt; <text:s text:c="4"/>salary DECIMAL(10, 2),</text:p>
      <text:p text:style-name="Standard"><text:s text:c="4"/>-&gt; <text:s text:c="4"/>PRIMARY KEY (e_id, company_name),</text:p>
      <text:p text:style-name="Standard"><text:s text:c="4"/>-&gt; <text:s text:c="4"/>FOREIGN KEY (e_id) REFERENCES employee(e_id),</text:p>
      <text:p text:style-name="Standard"><text:s text:c="4"/>-&gt; <text:s text:c="4"/>FOREIGN KEY (company_name) REFERENCES company(company_name)</text:p>
      <text:p text:style-name="Standard"><text:s text:c="4"/>-&gt; );</text:p>
      <text:p text:style-name="Standard">Query OK, 0 rows affected (0.87 sec)</text:p>
      <text:p text:style-name="Standard"/>
      <text:p text:style-name="Standard">mysql&gt; </text:p>
      <text:p text:style-name="Standard">mysql&gt; -- Create manages table</text:p>
      <text:p text:style-name="Standard">mysql&gt; CREATE TABLE manages (</text:p>
      <text:p text:style-name="Standard"><text:s text:c="4"/>-&gt; <text:s text:c="4"/>e_id INT PRIMARY KEY,</text:p>
      <text:p text:style-name="Standard"><text:s text:c="4"/>-&gt; <text:s text:c="4"/>dept_name VARCHAR(100),</text:p>
      <text:p text:style-name="Standard"><text:s text:c="4"/>-&gt; <text:s text:c="4"/>FOREIGN KEY (e_id) REFERENCES employee(e_id)</text:p>
      <text:p text:style-name="Standard"><text:s text:c="4"/>-&gt; );</text:p>
      <text:p text:style-name="Standard">Query OK, 0 rows affected (0.83 sec)</text:p>
      <text:p text:style-name="Standard"/>
      <text:p text:style-name="Standard"/>
      <text:p text:style-name="Standard"/>
      <text:p text:style-name="Standard">mysql&gt; INSERT INTO employee (e_id, name, street, city) VALUES</text:p>
      <text:p text:style-name="Standard"><text:s text:c="4"/>-&gt; (1, 'Ravi', 'MG Road', 'Delhi'),</text:p>
      <text:p text:style-name="Standard"><text:s text:c="4"/>-&gt; (2, 'Anjali', 'Park Street', 'Mumbai'),</text:p>
      <text:p text:style-name="Standard"><text:s text:c="4"/>-&gt; (3, 'Vikram', 'Residency Road', 'Bangalore'),</text:p>
      <text:p text:style-name="Standard"><text:s text:c="4"/>-&gt; (4, 'Pooja', 'Banjara Hills', 'Hyderabad'),</text:p>
      <text:p text:style-name="Standard"><text:s text:c="4"/>-&gt; (5, 'Amit', 'Satellite Road', 'Ahmedabad'),</text:p>
      <text:p text:style-name="Standard"><text:s text:c="4"/>-&gt; (6, 'Neha', 'Connaught Place', 'Delhi'),</text:p>
      <text:p text:style-name="Standard"><text:s text:c="4"/>-&gt; (7, 'Rajesh', 'Marine Drive', 'Mumbai'),</text:p>
      <text:p text:style-name="Standard"><text:s text:c="4"/>-&gt; (8, 'Kiran', 'Jubilee Hills', 'Hyderabad'),</text:p>
      <text:p text:style-name="Standard"><text:s text:c="4"/>-&gt; (9, 'Sneha', 'FC Road', 'Pune'),</text:p>
      <text:p text:style-name="Standard"><text:soft-page-break/><text:s text:c="4"/>-&gt; (10, 'Manoj', 'CG Road', 'Ahmedabad'),</text:p>
      <text:p text:style-name="Standard"><text:s text:c="4"/>-&gt; (11, 'Deepika', 'Brigade Road', 'Bangalore'),</text:p>
      <text:p text:style-name="Standard"><text:s text:c="4"/>-&gt; (12, 'Arjun', 'Rajouri Garden', 'Delhi'),</text:p>
      <text:p text:style-name="Standard"><text:s text:c="4"/>-&gt; (13, 'Priya', 'Linking Road', 'Mumbai'),</text:p>
      <text:p text:style-name="Standard"><text:s text:c="4"/>-&gt; (14, 'Tarun', 'HSR Layout', 'Bangalore'),</text:p>
      <text:p text:style-name="Standard"><text:s text:c="4"/>-&gt; (15, 'Isha', 'Begumpet', 'Hyderabad');</text:p>
      <text:p text:style-name="Standard"/>
      <text:p text:style-name="Standard"/>
      <text:p text:style-name="Standard"/>
      <text:p text:style-name="Standard">mysql&gt; INSERT INTO company (company_name, city) VALUES</text:p>
      <text:p text:style-name="Standard"><text:s text:c="4"/>-&gt; ('Infosys', 'Bangalore'),</text:p>
      <text:p text:style-name="Standard"><text:s text:c="4"/>-&gt; ('TCS', 'Mumbai'),</text:p>
      <text:p text:style-name="Standard"><text:s text:c="4"/>-&gt; ('Wipro', 'Hyderabad'),</text:p>
      <text:p text:style-name="Standard"><text:s text:c="4"/>-&gt; ('HCL', 'Delhi'),</text:p>
      <text:p text:style-name="Standard"><text:s text:c="4"/>-&gt; ('Adani Group', 'Ahmedabad'),</text:p>
      <text:p text:style-name="Standard"><text:s text:c="4"/>-&gt; ('Tech Mahindra', 'Pune'),</text:p>
      <text:p text:style-name="Standard"><text:s text:c="4"/>-&gt; ('Reliance', 'Mumbai'),</text:p>
      <text:p text:style-name="Standard"><text:s text:c="4"/>-&gt; ('Zomato', 'Delhi'),</text:p>
      <text:p text:style-name="Standard"><text:s text:c="4"/>-&gt; ('Ola Cabs', 'Bangalore'),</text:p>
      <text:p text:style-name="Standard"><text:s text:c="4"/>-&gt; ('Cognizant', 'Hyderabad');</text:p>
      <text:p text:style-name="P1"/>
      <text:p text:style-name="Standard"/>
      <text:p text:style-name="Standard"/>
      <text:p text:style-name="Standard">mysql&gt; INSERT INTO works (e_id, company_name, salary) VALUES</text:p>
      <text:p text:style-name="Standard"><text:s text:c="4"/>-&gt; (1, 'Infosys', 75000.00),</text:p>
      <text:p text:style-name="Standard"><text:s text:c="4"/>-&gt; (2, 'TCS', 82000.00),</text:p>
      <text:p text:style-name="Standard"><text:s text:c="4"/>-&gt; (3, 'Wipro', 68000.00),</text:p>
      <text:p text:style-name="Standard"><text:s text:c="4"/>-&gt; (4, 'HCL', 90000.00),</text:p>
      <text:p text:style-name="Standard"><text:s text:c="4"/>-&gt; (5, 'Adani Group', 72000.00);</text:p>
      <text:p text:style-name="Standard"/>
      <text:p text:style-name="Standard"/>
      <text:p text:style-name="Standard"/>
      <text:p text:style-name="Standard">INSERT INTO manages (e_id, dept_name) VALUES</text:p>
      <text:p text:style-name="Standard">(1, 'Human Resources'),</text:p>
      <text:p text:style-name="Standard">(2, 'Finance'),</text:p>
      <text:p text:style-name="Standard">(3, 'Engineering'),</text:p>
      <text:p text:style-name="Standard">(4, 'Marketing'),</text:p>
      <text:p text:style-name="Standard">(5, 'IT Support'),</text:p>
      <text:p text:style-name="Standard">(6, 'Product'),</text:p>
      <text:p text:style-name="Standard">(7, 'Operations'),</text:p>
      <text:p text:style-name="Standard">(8, 'Legal'),</text:p>
      <text:p text:style-name="Standard">(9, 'Sales'),</text:p>
      <text:p text:style-name="Standard">(10, 'Customer Service'<text:span text:style-name="T2">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1T12:29:22.682940989</meta:creation-date>
    <dc:date>2025-07-03T12:49:34.239553955</dc:date>
    <meta:editing-duration>PT18M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80" meta:word-count="343" meta:character-count="2601" meta:non-whitespace-character-count="2079"/>
  </office:meta>
</office:document-meta>
</file>